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ZACARIAS MARTEL, JUDITH ROSAR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SATIP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5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ZACARIAS MARTEL, JUDITH ROSAR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5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5T16:54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